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591" officeooo:paragraph-rsid="000a7591"/>
    </style:style>
    <style:style style:name="P2" style:family="paragraph" style:parent-style-name="Standard">
      <style:text-properties officeooo:rsid="000a7591" officeooo:paragraph-rsid="000b6e85"/>
    </style:style>
    <style:style style:name="T1" style:family="text">
      <style:text-properties officeooo:rsid="000b6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– Decission trees</text:p>
      <text:p text:style-name="P1"/>
      <text:p text:style-name="P2"><text:tab/><text:span text:style-name="T1">Primero hay que aprender lo que es un decision tree, y como organizarlo.</text:span></text:p>
      <text:p text:style-name="P2">https://www.youtube.com/watch?v=ZVR2Way4nwQ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48:05.086016688</meta:creation-date>
    <dc:date>2025-03-14T14:48:59.973057074</dc:date>
    <meta:editing-duration>PT19M39S</meta:editing-duration>
    <meta:editing-cycles>1</meta:editing-cycles>
    <meta:document-statistic meta:table-count="0" meta:image-count="0" meta:object-count="0" meta:page-count="1" meta:paragraph-count="3" meta:word-count="18" meta:character-count="141" meta:non-whitespace-character-count="123"/>
    <meta:generator>LibreOffice/24.2.7.2$Linux_X86_64 LibreOffice_project/420$Build-2</meta:generator>
  </office:meta>
</office:document-meta>
</file>